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Arial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en" fo:country="US" fo:font-weight="normal" officeooo:rsid="000b594a" officeooo:paragraph-rsid="000ee0fd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Arial" fo:font-size="12pt" fo:language="en" fo:country="US" fo:font-weight="normal" officeooo:rsid="000b594a" officeooo:paragraph-rsid="000ee0f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officeooo:rsid="000ee0fd" officeooo:paragraph-rsid="000ee0fd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ee0fd" officeooo:paragraph-rsid="000ee0f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90fe" officeooo:paragraph-rsid="001090f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weight="bold" style:font-size-asian="12pt" style:font-weight-asian="bold" style:font-size-complex="12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style:font-name="Arial" fo:language="en" fo:country="US" fo:font-style="normal" fo:font-weight="normal" officeooo:rsid="0011d67c" style:font-weight-asian="normal" style:font-weight-complex="normal"/>
    </style:style>
    <style:style style:name="T4" style:family="text">
      <style:text-properties style:font-name="Arial" fo:language="en" fo:country="US" fo:font-style="normal" fo:font-weight="normal" officeooo:rsid="000b594a" style:font-weight-asian="normal" style:font-weight-complex="normal"/>
    </style:style>
    <style:style style:name="T5" style:family="text">
      <style:text-properties officeooo:rsid="000f2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lease choose your role preference from the job specification and explain why this specifically interests you?</text:span></text:p>
      <text:p text:style-name="P3"><text:span text:style-name="T2"/></text:p>
      <text:p text:style-name="P4"><text:span text:style-name="T2">The graduate role interests me because of a personal interest in software engineering in the aerospace industry. </text:span><text:span text:style-name="T3">I have been interested in computers for a long time and in machines or technology for even longer so producing software to control real time systems appealed to me greatly. </text:span><text:span text:style-name="T4">In my spare time I create small devices using the Arduino platform including writing the software so to do so as my career is a life goal.</text:span></text:p>
      <text:p text:style-name="P3"><text:span text:style-name="T2"/></text:p>
      <text:p text:style-name="P2">I would also like to work as part of a successful development team in the industry. After working with a well established team during a recent summer internship I found that I appreciate working with individuals who are knowledgeable about software and its development. I learn much more from people who develop for a living and have gained experience.</text:p>
      <text:p text:style-name="P2"/>
      <text:p text:style-name="P1"><text:span text:style-name="T2">Seeing the entire development process from brief to integration is also a big attraction. I like to see projects through from beginning to end whether it’s my personal undertakings or <text:s/>university coursework. Knowing the graduate scheme provides exposure to this in an industry that interests me was a great incentive to apply.</text:span></text:p>
      <text:p text:style-name="P3"><text:span text:style-name="T2"/></text:p>
      <text:p text:style-name="P8">Please describe a time when you anticipated potential problems and developed preventive measures?</text:p>
      <text:p text:style-name="P5"><text:span text:style-name="T2"/></text:p>
      <text:p text:style-name="P5"><text:span text:style-name="T2"/></text:p>
      <text:p text:style-name="P5"><text:span text:style-name="T2"/></text:p>
      <text:p text:style-name="P8">Please describe a time when you have proactively taken on additional responsibility for completing a tough challenge?</text:p>
      <text:p text:style-name="P8"/>
      <text:p text:style-name="P6">During first year in university I was part of a team tasked with creating a web game. The game was to be based on a specification and had to be designed, implemented, tested, and evaluated in a week by the team of five with the final task to be a presentation on the work completed.</text:p>
      <text:p text:style-name="P6"/>
      <text:p text:style-name="P6"><text:span text:style-name="T5">Each team was required to include a project leader who would report to the module leader each day on the work completed and delegate tasks to the other team memebers. </text:span>Initially I began <text:span text:style-name="T5">in a development role as my web development knowledge was minimal at the time as I had previously been a leader on other projects and wanted to experience less of a managerial position.</text:span></text:p>
      <text:p text:style-name="P6"/>
      <text:p text:style-name="P7">Part way into the project, the original manager felt the position was too much for him to handle alongside other commitments so I personally took on the extra work required while still completing development tasks. The project was successful, each team member performed well in their final rolls, and we were awarded a high grade for the final produ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, Arial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14:30.819660505</meta:creation-date>
    <dc:date>2016-11-02T18:43:18.064688455</dc:date>
    <meta:editing-duration>PT2M5S</meta:editing-duration>
    <meta:editing-cycles>1</meta:editing-cycles>
    <meta:document-statistic meta:table-count="0" meta:image-count="0" meta:object-count="0" meta:page-count="1" meta:paragraph-count="9" meta:word-count="411" meta:character-count="2431" meta:non-whitespace-character-count="2028"/>
    <meta:generator>LibreOffice/5.1.4.2$Linux_X86_64 LibreOffice_project/10m0$Build-2</meta:generator>
  </office:meta>
</office:document-meta>
</file>